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33011115125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3616" calcext:value-type="float">
            <text:p>83.03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011115125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8992" calcext:value-type="float">
            <text:p>77.2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011115125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23016" calcext:value-type="float">
            <text:p>74.42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011115125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011115125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54" calcext:value-type="float">
            <text:p>69.87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011115125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7976" calcext:value-type="float">
            <text:p>68.38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011115125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32216" calcext:value-type="float">
            <text:p>71.83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011115125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084" calcext:value-type="float">
            <text:p>71.49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011115125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9768" calcext:value-type="float">
            <text:p>72.81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011115125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3576" calcext:value-type="float">
            <text:p>67.47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011115125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8468" calcext:value-type="float">
            <text:p>70.038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011115125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011115125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5952" calcext:value-type="float">
            <text:p>75.81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011115125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9056" calcext:value-type="float">
            <text:p>65.59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011115125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468" calcext:value-type="float">
            <text:p>56.49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01111512501</text:p>
          </table:table-cell>
          <table:table-cell office:value-type="string" calcext:value-type="string">
            <text:p>199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1736" calcext:value-type="float">
            <text:p>56.56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01111512501</text:p>
          </table:table-cell>
          <table:table-cell office:value-type="string" calcext:value-type="string">
            <text:p>199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51768" calcext:value-type="float">
            <text:p>62.15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01111512501</text:p>
          </table:table-cell>
          <table:table-cell office:value-type="string" calcext:value-type="string">
            <text:p>199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0064" calcext:value-type="float">
            <text:p>60.71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01111512501</text:p>
          </table:table-cell>
          <table:table-cell office:value-type="string" calcext:value-type="string">
            <text:p>199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032" calcext:value-type="float">
            <text:p>63.5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01111512501</text:p>
          </table:table-cell>
          <table:table-cell office:value-type="string" calcext:value-type="string">
            <text:p>199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924" calcext:value-type="float">
            <text:p>66.30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01111512501</text:p>
          </table:table-cell>
          <table:table-cell office:value-type="string" calcext:value-type="string">
            <text:p>199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6056" calcext:value-type="float">
            <text:p>64.45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01111512501</text:p>
          </table:table-cell>
          <table:table-cell office:value-type="string" calcext:value-type="string">
            <text:p>199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8472" calcext:value-type="float">
            <text:p>65.49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01111512501</text:p>
          </table:table-cell>
          <table:table-cell office:value-type="string" calcext:value-type="string">
            <text:p>199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2704" calcext:value-type="float">
            <text:p>66.59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01111512501</text:p>
          </table:table-cell>
          <table:table-cell office:value-type="string" calcext:value-type="string">
            <text:p>199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1008" calcext:value-type="float">
            <text:p>67.50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01111512501</text:p>
          </table:table-cell>
          <table:table-cell office:value-type="string" calcext:value-type="string">
            <text:p>199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3632" calcext:value-type="float">
            <text:p>68.68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01111512501</text:p>
          </table:table-cell>
          <table:table-cell office:value-type="string" calcext:value-type="string">
            <text:p>199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256" calcext:value-type="float">
            <text:p>70.0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01111512501</text:p>
          </table:table-cell>
          <table:table-cell office:value-type="string" calcext:value-type="string">
            <text:p>199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8456" calcext:value-type="float">
            <text:p>72.22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01111512501</text:p>
          </table:table-cell>
          <table:table-cell office:value-type="string" calcext:value-type="string">
            <text:p>199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11136" calcext:value-type="float">
            <text:p>70.81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01111512501</text:p>
          </table:table-cell>
          <table:table-cell office:value-type="string" calcext:value-type="string">
            <text:p>199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2112" calcext:value-type="float">
            <text:p>67.95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01111512501</text:p>
          </table:table-cell>
          <table:table-cell office:value-type="string" calcext:value-type="string">
            <text:p>199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7592" calcext:value-type="float">
            <text:p>66.07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01111512501</text:p>
          </table:table-cell>
          <table:table-cell office:value-type="string" calcext:value-type="string">
            <text:p>199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41144" calcext:value-type="float">
            <text:p>65.54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01111512501</text:p>
          </table:table-cell>
          <table:table-cell office:value-type="string" calcext:value-type="string">
            <text:p>199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1008" calcext:value-type="float">
            <text:p>71.31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01111512501</text:p>
          </table:table-cell>
          <table:table-cell office:value-type="string" calcext:value-type="string">
            <text:p>199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02448" calcext:value-type="float">
            <text:p>71.40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01111512501</text:p>
          </table:table-cell>
          <table:table-cell office:value-type="string" calcext:value-type="string">
            <text:p>199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036" calcext:value-type="float">
            <text:p>63.84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01111512501</text:p>
          </table:table-cell>
          <table:table-cell office:value-type="string" calcext:value-type="string">
            <text:p>199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9952" calcext:value-type="float">
            <text:p>69.71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01111512501</text:p>
          </table:table-cell>
          <table:table-cell office:value-type="string" calcext:value-type="string">
            <text:p>199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81224" calcext:value-type="float">
            <text:p>66.18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01111512501</text:p>
          </table:table-cell>
          <table:table-cell office:value-type="string" calcext:value-type="string">
            <text:p>199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5568" calcext:value-type="float">
            <text:p>69.69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01111512501</text:p>
          </table:table-cell>
          <table:table-cell office:value-type="string" calcext:value-type="string">
            <text:p>199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2072" calcext:value-type="float">
            <text:p>60.01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01111512501</text:p>
          </table:table-cell>
          <table:table-cell office:value-type="string" calcext:value-type="string">
            <text:p>198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0184" calcext:value-type="float">
            <text:p>65.48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01111512501</text:p>
          </table:table-cell>
          <table:table-cell office:value-type="string" calcext:value-type="string">
            <text:p>198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2552" calcext:value-type="float">
            <text:p>56.23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01111512501</text:p>
          </table:table-cell>
          <table:table-cell office:value-type="string" calcext:value-type="string">
            <text:p>198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4096" calcext:value-type="float">
            <text:p>52.58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01111512501</text:p>
          </table:table-cell>
          <table:table-cell office:value-type="string" calcext:value-type="string">
            <text:p>198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304" calcext:value-type="float">
            <text:p>54.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01111512501</text:p>
          </table:table-cell>
          <table:table-cell office:value-type="string" calcext:value-type="string">
            <text:p>198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01111512501</text:p>
          </table:table-cell>
          <table:table-cell office:value-type="string" calcext:value-type="string">
            <text:p>198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0792" calcext:value-type="float">
            <text:p>45.96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01111512501</text:p>
          </table:table-cell>
          <table:table-cell office:value-type="string" calcext:value-type="string">
            <text:p>198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9096" calcext:value-type="float">
            <text:p>46.8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01111512501</text:p>
          </table:table-cell>
          <table:table-cell office:value-type="string" calcext:value-type="string">
            <text:p>198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272" calcext:value-type="float">
            <text:p>48.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01111512501</text:p>
          </table:table-cell>
          <table:table-cell office:value-type="string" calcext:value-type="string">
            <text:p>198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1616" calcext:value-type="float">
            <text:p>44.17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01111512501</text:p>
          </table:table-cell>
          <table:table-cell office:value-type="string" calcext:value-type="string">
            <text:p>198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01111512501</text:p>
          </table:table-cell>
          <table:table-cell office:value-type="string" calcext:value-type="string">
            <text:p>198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01111512501</text:p>
          </table:table-cell>
          <table:table-cell office:value-type="string" calcext:value-type="string">
            <text:p>198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0904" calcext:value-type="float">
            <text:p>48.38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01111512501</text:p>
          </table:table-cell>
          <table:table-cell office:value-type="string" calcext:value-type="string">
            <text:p>198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6376" calcext:value-type="float">
            <text:p>55.58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01111512501</text:p>
          </table:table-cell>
          <table:table-cell office:value-type="string" calcext:value-type="string">
            <text:p>198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864" calcext:value-type="float">
            <text:p>61.5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01111512501</text:p>
          </table:table-cell>
          <table:table-cell office:value-type="string" calcext:value-type="string">
            <text:p>198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8288" calcext:value-type="float">
            <text:p>57.16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01111512501</text:p>
          </table:table-cell>
          <table:table-cell office:value-type="string" calcext:value-type="string">
            <text:p>198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008" calcext:value-type="float">
            <text:p>61.6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01111512501</text:p>
          </table:table-cell>
          <table:table-cell office:value-type="string" calcext:value-type="string">
            <text:p>198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01111512501</text:p>
          </table:table-cell>
          <table:table-cell office:value-type="string" calcext:value-type="string">
            <text:p>198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5504" calcext:value-type="float">
            <text:p>58.51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01111512501</text:p>
          </table:table-cell>
          <table:table-cell office:value-type="string" calcext:value-type="string">
            <text:p>198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9696" calcext:value-type="float">
            <text:p>59.28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01111512501</text:p>
          </table:table-cell>
          <table:table-cell office:value-type="string" calcext:value-type="string">
            <text:p>197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8392" calcext:value-type="float">
            <text:p>64.85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01111512501</text:p>
          </table:table-cell>
          <table:table-cell office:value-type="string" calcext:value-type="string">
            <text:p>197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5376" calcext:value-type="float">
            <text:p>59.01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01111512501</text:p>
          </table:table-cell>
          <table:table-cell office:value-type="string" calcext:value-type="string">
            <text:p>197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196" calcext:value-type="float">
            <text:p>61.40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01111512501</text:p>
          </table:table-cell>
          <table:table-cell office:value-type="string" calcext:value-type="string">
            <text:p>197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9456" calcext:value-type="float">
            <text:p>57.36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301111512501</text:p>
          </table:table-cell>
          <table:table-cell office:value-type="string" calcext:value-type="string">
            <text:p>197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46" meta:object-count="0"/>
    <meta:user-defined meta:name="AppVersion">3.0</meta:user-defined>
  </office:meta>
</office:document-meta>
</file>